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normal"/>
    </style:style>
    <style:style style:name="T4" style:family="text">
      <style:text-properties style:font-name="Nimbus Roman No9 L1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Nimbus Roman No9 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5</text:p>
      <text:p text:style-name="P2">Configuring the Westport AMR-100 Receiver for Rivendell on SuSE</text:p>
      <text:p text:style-name="P3"/>
      <text:p text:style-name="P4">SCOPE</text:p>
      <text:p text:style-name="P5">This application note details the procedures for configuring the Westport Communications AMR-100 satellite receiver to deliver audio files into a Rivendell system under OpenSuSE, making use of the AMB-UX importer utility available from the AMB-OS consortium.</text:p>
      <text:p text:style-name="P6"/>
      <text:p text:style-name="P7">OVERVIEW</text:p>
      <text:p text:style-name="P8">Configuring the AMR-100 receiver to work with Rivendell involves the following steps:</text:p>
      <text:p text:style-name="P8"/>
      <text:list text:style-name="L1">
        <text:list-item>
          <text:list>
            <text:list-item>
              <text:list>
                <text:list-item>
                  <text:p text:style-name="P12">Installing and configuring the AMB-UX importer utility.</text:p>
                </text:list-item>
                <text:list-item>
                  <text:p text:style-name="P12">Configuring file imports using RDCatch or other Rivendell system tools.</text:p>
                  <text:p text:style-name="P12"><text:s/></text:p>
                </text:list-item>
              </text:list>
            </text:list-item>
          </text:list>
        </text:list-item>
      </text:list>
      <text:p text:style-name="P7"/>
      <text:p text:style-name="P7">INSTALLING THE AMB-UX UTILITY</text:p>
      <text:p text:style-name="P8">The AMB-UX utility is available from the Paravel Systems web site at the following location:</text:p>
      <text:p text:style-name="P8"/>
      <text:p text:style-name="P8"><text:tab/>http://caspian.paravelsystems.com/ftpdocs/amb-ux/suse/100/amb-ux-0.1.1-1.i586.rpm</text:p>
      <text:p text:style-name="P8"/>
      <text:p text:style-name="P8">After downloading the RPM on the Rivendell system, install it by running the following command (as user “root”):</text:p>
      <text:p text:style-name="P8"/>
      <text:p text:style-name="P9"><text:span text:style-name="T1"><text:tab/></text:span><text:span text:style-name="T6">rpm -U amb-ux-0.1.1-1.i586.rpm</text:span></text:p>
      <text:p text:style-name="P8"/>
      <text:p text:style-name="P9"><text:span text:style-name="T1">Next, start up YaST, click the </text:span><text:span text:style-name="T2">Network Services</text:span><text:span text:style-name="T1"> and then </text:span><text:span text:style-name="T2">AMB-OS Importer </text:span><text:span text:style-name="T1">icon. <text:s/>In the </text:span><text:span text:style-name="T2">Automatically Start AMB-UX Daemon</text:span><text:span text:style-name="T1"> section, select </text:span><text:span text:style-name="T2">At Boot</text:span><text:span text:style-name="T1">. <text:s/>Enter the seven-digit receiver serial number in the </text:span><text:span text:style-name="T2">Receiver Serial Number</text:span><text:span text:style-name="T1"> field, and the IP address of the receiver in dotted-quad notation (e.g. '192.168.10.1') in the </text:span><text:span text:style-name="T2">Receiver IP Address</text:span><text:span text:style-name="T1"> field. <text:s/>The serial number can be found on the front-panel LCD display of the AMR-100. <text:s/>In the </text:span><text:span text:style-name="T2">Queue Directory</text:span><text:span text:style-name="T1"> field enter the path to the directory to use to store incoming files from the receiver. <text:s/>(The default path, '/var/amb-ux' should be correct in the great majority of cases). <text:s/>Optionally, a file to be used for log messages can be specified in the </text:span><text:span text:style-name="T2">Log to File</text:span><text:span text:style-name="T1"> field. <text:s/>Leaving this field blank will result in no logs being produced.</text:span></text:p>
      <text:p text:style-name="P8"/>
      <text:p text:style-name="P9"><text:span text:style-name="T1">When all the fields have been filled in, click the </text:span><text:span text:style-name="T2">Accept</text:span><text:span text:style-name="T1"> button. <text:s/>The AMB-UX utility should now be configured and operational. <text:s/>To verify proper operation, confirm that files are appearing in the directory specified in the </text:span><text:span text:style-name="T2">Queue Directory</text:span><text:span text:style-name="T1"> field. <text:s/>Once file replication has been started, there is no need to delete the files in the </text:span><text:span text:style-name="T2">Queue Directory</text:span><text:span text:style-name="T1"> manually, as the AMB-UX utility does this automatically as they are expired by the AMR-100.</text:span></text:p>
      <text:p text:style-name="P8"/>
      <text:p text:style-name="P7">CONFIGURING FILE IMPORTS IN RDCATCH</text:p>
      <text:p text:style-name="P10"><text:span text:style-name="T1">Once files are arriving in the queue directory, they can be imported into Rivendell in the usual manner, either manually with </text:span><text:span text:style-name="T4">RDLibrary</text:span><text:span text:style-name="T1"> or </text:span><text:span text:style-name="T4">RDImport</text:span><text:span text:style-name="T1"> or automatically by means of </text:span><text:span text:style-name="T4">RDCatch</text:span><text:span text:style-name="T1">. <text:s/>The files should have names of the form &lt;base-desig&gt;_&lt;month&gt;-&lt;day&gt;-&lt;year&gt;_&lt;part_num&gt;_&lt;part_total&gt;.MP2, where:</text:span></text:p>
      <text:p text:style-name="P8"/>
      <text:p text:style-name="P8">&lt;base-desig&gt; -- The base designation of the program. <text:s/>A list of existing designations can be found at:</text:p>
      <text:p text:style-name="P8"/>
      <text:p text:style-name="P10"><text:span text:style-name="T1"><text:tab/></text:span><text:a xlink:type="simple" xlink:href="http://www.focussat.net/ambos/pgms.html"><text:span text:style-name="T1">http://www.focussat.net/ambos/pgms.html</text:span></text:a></text:p>
      <text:p text:style-name="P8"><text:soft-page-break/>&lt;month&gt; -- The two-digit month, in the range 01 – 12.</text:p>
      <text:p text:style-name="P8">&lt;day&gt; -- The two-digit day, in the range 01 – 31.</text:p>
      <text:p text:style-name="P8">&lt;year&gt; -- The two-digit year (base 2000), in the range 00 – 99.</text:p>
      <text:p text:style-name="P8">&lt;part-number&gt; The two-digit part number, in the range 01 – 99.</text:p>
      <text:p text:style-name="P8">&lt;part-total&gt; A two-digit number indicating total number of parts in the base program.</text:p>
      <text:p text:style-name="P8"/>
      <text:p text:style-name="P7">Example</text:p>
      <text:p text:style-name="P9"><text:span text:style-name="T1">For an example, let's take the program “James Dobson Family Minute Monthly Promo”. <text:s/>The base designation is </text:span><text:span text:style-name="T3">'</text:span><text:span text:style-name="T1">FOTF_DFPM', and the program comes down in two parts. <text:s/>Thus, the program intended to air on July 1, 2008 would appear as two files, named 'FOTF_DFPM_07-01-08_01-02.MP2' and 'FOTF_DFPM_07-01-08_02-02.MP2'.</text:span></text:p>
      <text:p text:style-name="P8"/>
      <text:p text:style-name="P9"><text:span text:style-name="T1">For more information on configuring manual and automatic file import, see the </text:span><text:span text:style-name="T5">Rivendell Operations Guide</text:span><text:span text:style-name="T1">.</text:span></text:p>
      <text:p text:style-name="P7"/>
      <text:p text:style-name="P7"/>
      <text:p text:style-name="P7">REVISION HISTORY</text:p>
      <text:p text:style-name="P9"><text:span text:style-name="T1">Mon 07 July 2008 – Fred Gleason &lt;</text:span><text:a xlink:type="simple" xlink:href="mailto:fredg@salemradiolabs.com"><text:span text:style-name="T1">fredg@paravelsystems.com</text:span></text:a><text:span text:style-name="T1">&gt;</text:span></text:p>
      <text:p text:style-name="P8">Initial document creation.</text:p>
      <text:p text:style-name="P8"/>
      <text:p text:style-name="P8">Tue 08 July 2008 – Fred Gleason &lt;<text:a xlink:type="simple" xlink:href="mailto:fredg@paravelsystems.com">fredg@paravelsystems.com</text:a>&gt;</text:p>
      <text:p text:style-name="P8">Corrected a typo in the download file name format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3-12-10T09:26:16</meta:creation-date>
    <dc:date>2008-07-08T06:05:19</dc:date>
    <meta:print-date>2003-12-11T13:51:50</meta:print-date>
    <meta:editing-cycles>34</meta:editing-cycles>
    <meta:editing-duration>PT17H49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599" meta:character-count="3558"/>
  </office:meta>
</office:document-meta>
</file>